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a03d9" officeooo:paragraph-rsid="000a03d9"/>
    </style:style>
    <style:style style:name="P2" style:family="paragraph" style:parent-style-name="Standard">
      <style:text-properties fo:font-style="italic" officeooo:rsid="000a03d9" officeooo:paragraph-rsid="000a03d9" style:font-style-asian="italic" style:font-style-complex="italic"/>
    </style:style>
    <style:style style:name="P3" style:family="paragraph" style:parent-style-name="Standard">
      <style:text-properties fo:font-style="italic" officeooo:rsid="000abfb9" officeooo:paragraph-rsid="000abfb9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ject ILU2</text:p>
      <text:p text:style-name="P1"/>
      <text:p text:style-name="P1">1er jour de travail</text:p>
      <text:p text:style-name="P1">creationdes éléements ECB pour la réservation j’ai choisis de reprendre en grande partie ce que nous avions produit en tp. </text:p>
      <text:p text:style-name="P1"/>
      <text:p text:style-name="P2">PS j’ai passer 2h a corriger et a comprendre le fonctionnement des librairies java pour pouvoir importer le datePicker de la bonne manière.</text:p>
      <text:p text:style-name="P2"/>
      <text:p text:style-name="P3">2eme jour de travail</text:p>
      <text:p text:style-name="P3">correction de certain éléments de la réservation</text:p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4-14T22:53:44.102090414</meta:creation-date>
    <dc:date>2026-04-15T19:02:20.553951518</dc:date>
    <meta:editing-duration>PT3M20S</meta:editing-duration>
    <meta:editing-cycles>2</meta:editing-cycles>
    <meta:generator>LibreOffice/24.2.7.2$Linux_X86_64 LibreOffice_project/420$Build-2</meta:generator>
    <meta:document-statistic meta:table-count="0" meta:image-count="0" meta:object-count="0" meta:page-count="1" meta:paragraph-count="6" meta:word-count="60" meta:character-count="361" meta:non-whitespace-character-count="306"/>
  </office:meta>
</office:document-meta>
</file>